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arial" svg:font-family="arial, sans-serif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text-properties officeooo:rsid="0050cfd2" officeooo:paragraph-rsid="006971c2"/>
    </style:style>
    <style:style style:name="P6" style:family="paragraph" style:parent-style-name="Text_20_body" style:list-style-name="L1">
      <style:text-properties officeooo:rsid="00824464" officeooo:paragraph-rsid="006971c2"/>
    </style:style>
    <style:style style:name="P7" style:family="paragraph" style:parent-style-name="Text_20_body" style:list-style-name="L2">
      <style:text-properties officeooo:rsid="00824464" officeooo:paragraph-rsid="006971c2"/>
    </style:style>
    <style:style style:name="P8" style:family="paragraph" style:parent-style-name="Text_20_body" style:list-style-name="L3">
      <style:text-properties officeooo:paragraph-rsid="006a9d4d"/>
    </style:style>
    <style:style style:name="P9" style:family="paragraph" style:parent-style-name="Text_20_body" style:list-style-name="L4">
      <style:text-properties officeooo:rsid="006a9d4d" officeooo:paragraph-rsid="006a9d4d"/>
    </style:style>
    <style:style style:name="P10" style:family="paragraph" style:parent-style-name="Text_20_body" style:list-style-name="L5">
      <style:text-properties officeooo:rsid="006c3de3" officeooo:paragraph-rsid="006c3d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a8f9a" style:font-weight-asian="bold" style:font-weight-complex="bold"/>
    </style:style>
    <style:style style:name="T4" style:family="text">
      <style:text-properties officeooo:rsid="00824464"/>
    </style:style>
    <style:style style:name="T5" style:family="text">
      <style:text-properties officeooo:rsid="00860243"/>
    </style:style>
    <style:style style:name="T6" style:family="text">
      <style:text-properties fo:font-variant="normal" fo:text-transform="none" fo:color="#202124" loext:opacity="100%" style:font-name="Google Sans" fo:font-size="15pt" fo:letter-spacing="normal" fo:font-style="normal" fo:font-weight="normal"/>
    </style:style>
    <style:style style:name="T7" style:family="text">
      <style:text-properties fo:font-variant="normal" fo:text-transform="none" fo:color="#202124" loext:opacity="100%" style:font-name="Google Sans" fo:font-size="15pt" fo:letter-spacing="normal" fo:font-style="normal" fo:font-weight="normal" officeooo:rsid="00824464"/>
    </style:style>
    <style:style style:name="T8" style:family="text">
      <style:text-properties fo:font-variant="normal" fo:text-transform="none" fo:color="#202124" loext:opacity="100%" style:font-name="Google Sans" fo:font-size="15pt" fo:letter-spacing="normal" fo:font-style="normal" fo:font-weight="normal" officeooo:rsid="006a9d4d"/>
    </style:style>
    <style:style style:name="T9" style:family="text">
      <style:text-properties fo:font-variant="normal" fo:text-transform="none" fo:color="#202124" loext:opacity="100%" style:font-name="Google Sans" fo:letter-spacing="normal" fo:font-style="normal" fo:font-weight="normal"/>
    </style:style>
    <style:style style:name="T10" style:family="text">
      <style:text-properties fo:font-variant="normal" fo:text-transform="none" fo:color="#202124" loext:opacity="100%" style:text-position="super 58%" style:font-name="Google Sans" fo:font-size="15pt" fo:letter-spacing="normal" fo:font-style="normal" fo:font-weight="normal" officeooo:rsid="006a9d4d"/>
    </style:style>
    <style:style style:name="T11" style:family="text">
      <style:text-properties fo:font-variant="normal" fo:text-transform="none" fo:color="#040c28" loext:opacity="100%" style:font-name="Google Sans" fo:font-size="15pt" fo:letter-spacing="normal" fo:font-style="normal" fo:font-weight="normal"/>
    </style:style>
    <style:style style:name="T12" style:family="text">
      <style:text-properties fo:font-variant="normal" fo:text-transform="none" fo:color="#040c28" loext:opacity="100%" style:font-name="Google Sans" fo:font-size="15pt" fo:letter-spacing="normal" fo:font-style="normal" fo:font-weight="normal" officeooo:rsid="00824464"/>
    </style:style>
    <style:style style:name="T13" style:family="text">
      <style:text-properties fo:font-variant="normal" fo:text-transform="none" fo:color="#4d5156" loext:opacity="100%" style:font-name="arial" fo:font-size="8.25pt" fo:letter-spacing="normal" fo:font-style="normal" fo:font-weight="normal"/>
    </style:style>
    <style:style style:name="T14" style:family="text">
      <style:text-properties fo:font-variant="normal" fo:text-transform="none" fo:color="#4d5156" loext:opacity="100%" style:text-position="super 58%" style:font-name="arial" fo:font-size="8.25pt" fo:letter-spacing="normal" fo:font-style="normal" fo:font-weight="normal" officeooo:rsid="006a9d4d"/>
    </style:style>
    <style:style style:name="T15" style:family="text">
      <style:text-properties style:text-position="super 58%"/>
    </style:style>
    <style:style style:name="T16" style:family="text">
      <style:text-properties style:text-position="0% 100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3238124277728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3238124291328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">1. <text:span text:style-name="T4">Un monitor QHD muestra imágenes con una profundidad de color de 24 bits.</text:span></text:p>
          </table:table-cell>
        </table:table-row>
        <table:table-row table:style-name="TableLine3238124284528">
          <table:table-cell table:style-name="Tabla9.A2" table:number-columns-spanned="2" office:value-type="string">
            <text:list xml:id="list1080213173" text:style-name="L1">
              <text:list-item>
                <text:p text:style-name="P6">Indica la resolución del mismo e<text:span text:style-name="T5">n</text:span> píxeles.</text:p>
              </text:list-item>
            </text:list>
            <text:list xml:id="list3695743618" text:style-name="L2">
              <text:list-item>
                <text:p text:style-name="P7">2560x1440 píxeles</text:p>
              </text:list-item>
            </text:list>
            <text:list xml:id="list210844265773383" text:continue-list="list1080213173" text:style-name="L1">
              <text:list-item>
                <text:p text:style-name="P6">Indica cuantos colores es capaz de mostrar.</text:p>
              </text:list-item>
            </text:list>
            <text:list xml:id="list981923827" text:style-name="L3">
              <text:list-item>
                <text:p text:style-name="P8"><text:span text:style-name="T8">2</text:span><text:span text:style-name="T10">24 </text:span><text:span text:style-name="T7">=</text:span><text:span text:style-name="T12">16.777.216 colores</text:span><text:span text:style-name="T4"> </text:span></text:p>
              </text:list-item>
            </text:list>
            <text:list xml:id="list210844954564286" text:continue-list="list210844265773383" text:style-name="L1">
              <text:list-item>
                <text:p text:style-name="P6">Indica el tamaño de la imagen en unidades de Megapíxeles.</text:p>
              </text:list-item>
            </text:list>
            <text:list xml:id="list2955637199" text:style-name="L4">
              <text:list-item>
                <text:p text:style-name="P9">Tamaño de imágen= 2560*1440/10<text:span text:style-name="T15">6</text:span><text:span text:style-name="T16">= 3,6864 Megapíxeles</text:span></text:p>
              </text:list-item>
            </text:list>
            <text:list xml:id="list210844277113977" text:continue-list="list210844954564286" text:style-name="L1">
              <text:list-item>
                <text:p text:style-name="P6">Indica cuánto espacio de almacenamiento sería necesario emplear para guardar un fotograma en modo RAW.</text:p>
              </text:list-item>
            </text:list>
            <text:list xml:id="list1708993126" text:style-name="L5">
              <text:list-item>
                <text:p text:style-name="P10">Espacio de almacenamiento= 2560*1440*24= 88473600 Bits → 88473600/8 Bytes = 11059200 Bytes → 11059200/(1024*1024)= 10,55 MiB</text:p>
              </text:list-item>
            </text:list>
          </table:table-cell>
          <table:covered-table-cell/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Google Sans" svg:font-family="'Google Sans', arial, sans-serif"/>
    <style:font-face style:name="arial" svg:font-family="arial, sans-serif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02T21:08:40.211000000</dc:date>
    <meta:editing-duration>PT9H14M11S</meta:editing-duration>
    <meta:editing-cycles>155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3" meta:word-count="94" meta:character-count="588" meta:non-whitespace-character-count="512"/>
  </office:meta>
</office:document-meta>
</file>